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Heading_20_1">
      <style:text-properties fo:language="en" fo:country="US" officeooo:rsid="000f364b" officeooo:paragraph-rsid="000f364b"/>
    </style:style>
    <style:style style:name="P3" style:family="paragraph" style:parent-style-name="Text_20_body">
      <style:text-properties fo:font-size="14pt" fo:language="en" fo:country="US" officeooo:rsid="000f364b" officeooo:paragraph-rsid="000f364b" style:font-size-asian="14pt" style:font-size-complex="14pt"/>
    </style:style>
    <style:style style:name="P4" style:family="paragraph" style:parent-style-name="Text_20_body">
      <style:text-properties fo:font-size="14pt" fo:language="en" fo:country="US" officeooo:rsid="0011e171" officeooo:paragraph-rsid="0011e171" style:font-size-asian="14pt" style:font-size-complex="14pt"/>
    </style:style>
    <style:style style:name="P5" style:family="paragraph" style:parent-style-name="Text_20_body">
      <style:text-properties fo:font-size="14pt" fo:language="en" fo:country="US" officeooo:rsid="001352c9" officeooo:paragraph-rsid="001352c9" style:font-size-asian="14pt" style:font-size-complex="14pt"/>
    </style:style>
    <style:style style:name="P6" style:family="paragraph" style:parent-style-name="Text_20_body">
      <style:text-properties fo:font-size="14pt" fo:language="en" fo:country="US" officeooo:rsid="0015c3ab" officeooo:paragraph-rsid="0015c3ab" style:font-size-asian="14pt" style:font-size-complex="14pt"/>
    </style:style>
    <style:style style:name="P7" style:family="paragraph" style:parent-style-name="Text_20_body">
      <style:text-properties fo:font-size="14pt" fo:language="en" fo:country="US" officeooo:rsid="001e1812" officeooo:paragraph-rsid="001e1812" style:font-size-asian="14pt" style:font-size-complex="14pt"/>
    </style:style>
    <style:style style:name="P8" style:family="paragraph" style:parent-style-name="Text_20_body">
      <style:text-properties fo:font-size="14pt" fo:language="en" fo:country="US" officeooo:rsid="0020bfad" officeooo:paragraph-rsid="0020bfad" style:font-size-asian="14pt" style:font-size-complex="14pt"/>
    </style:style>
    <style:style style:name="P9" style:family="paragraph" style:parent-style-name="Text_20_body">
      <style:text-properties fo:font-size="14pt" fo:language="en" fo:country="US" officeooo:rsid="00237e11" officeooo:paragraph-rsid="00237e11" style:font-size-asian="14pt" style:font-size-complex="14pt"/>
    </style:style>
    <style:style style:name="P10" style:family="paragraph" style:parent-style-name="Text_20_body">
      <style:text-properties fo:font-size="14pt" fo:language="en" fo:country="US" officeooo:rsid="000f364b" officeooo:paragraph-rsid="001352c9" style:font-size-asian="12.25pt" style:font-size-complex="14pt"/>
    </style:style>
    <style:style style:name="P11" style:family="paragraph" style:parent-style-name="Text_20_body">
      <style:text-properties fo:font-size="14pt" fo:language="en" fo:country="US" officeooo:rsid="001489e3" officeooo:paragraph-rsid="001489e3" style:font-size-asian="12.25pt" style:font-size-complex="14pt"/>
    </style:style>
    <style:style style:name="P12" style:family="paragraph" style:parent-style-name="Text_20_body">
      <style:text-properties fo:font-size="14pt" fo:language="en" fo:country="US" officeooo:rsid="0015c3ab" officeooo:paragraph-rsid="001489e3" style:font-size-asian="12.25pt" style:font-size-complex="14pt"/>
    </style:style>
    <style:style style:name="P13" style:family="paragraph" style:parent-style-name="Text_20_body">
      <style:text-properties fo:font-size="14pt" fo:language="en" fo:country="US" officeooo:rsid="0015c3ab" officeooo:paragraph-rsid="00237e11" style:font-size-asian="12.25pt" style:font-size-complex="14pt"/>
    </style:style>
    <style:style style:name="P14" style:family="paragraph" style:parent-style-name="Text_20_body">
      <style:text-properties fo:language="en" fo:country="US" officeooo:rsid="000f364b" officeooo:paragraph-rsid="000f364b"/>
    </style:style>
    <style:style style:name="P15" style:family="paragraph" style:parent-style-name="Text_20_body">
      <style:text-properties fo:language="en" fo:country="US" officeooo:paragraph-rsid="0015c3ab"/>
    </style:style>
    <style:style style:name="P16" style:family="paragraph" style:parent-style-name="Title">
      <style:text-properties fo:language="en" fo:country="US" officeooo:rsid="000f364b" officeooo:paragraph-rsid="000f364b"/>
    </style:style>
    <style:style style:name="P17" style:family="paragraph" style:parent-style-name="Heading_20_3">
      <style:text-properties fo:font-size="14pt" fo:language="en" fo:country="US" officeooo:rsid="001489e3" officeooo:paragraph-rsid="001489e3" style:font-size-asian="12.25pt" style:font-size-complex="14pt"/>
    </style:style>
    <style:style style:name="P18" style:family="paragraph" style:parent-style-name="Heading_20_3">
      <style:text-properties fo:language="en" fo:country="US" officeooo:rsid="000f364b" officeooo:paragraph-rsid="000f364b"/>
    </style:style>
    <style:style style:name="P19" style:family="paragraph" style:parent-style-name="Heading_20_3">
      <style:text-properties fo:language="en" fo:country="US" officeooo:rsid="0015c3ab" officeooo:paragraph-rsid="0015c3ab"/>
    </style:style>
    <style:style style:name="P20" style:family="paragraph" style:parent-style-name="Heading_20_3">
      <style:text-properties officeooo:rsid="0020bfad" officeooo:paragraph-rsid="0020bfad"/>
    </style:style>
    <style:style style:name="T1" style:family="text">
      <style:text-properties officeooo:rsid="0011e171"/>
    </style:style>
    <style:style style:name="T2" style:family="text">
      <style:text-properties officeooo:rsid="0018ac97"/>
    </style:style>
    <style:style style:name="T3" style:family="text">
      <style:text-properties officeooo:rsid="001bc47c"/>
    </style:style>
    <style:style style:name="T4" style:family="text">
      <style:text-properties officeooo:rsid="001c139d"/>
    </style:style>
    <style:style style:name="T5" style:family="text">
      <style:text-properties officeooo:rsid="001c8448"/>
    </style:style>
    <style:style style:name="T6" style:family="text">
      <style:text-properties officeooo:rsid="001e1812"/>
    </style:style>
    <style:style style:name="T7" style:family="text">
      <style:text-properties officeooo:rsid="0020a2c4"/>
    </style:style>
    <style:style style:name="T8" style:family="text">
      <style:text-properties officeooo:rsid="0020bfad"/>
    </style:style>
    <style:style style:name="T9" style:family="text">
      <style:text-properties officeooo:rsid="002184b6"/>
    </style:style>
    <style:style style:name="T10" style:family="text">
      <style:text-properties officeooo:rsid="00237e1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ssignment 1 Report</text:p>
      <text:p text:style-name="P14"/>
      <text:h text:style-name="P2" text:outline-level="1"><text:span text:style-name="T3">Problem</text:span> Statement</text:h>
      <text:p text:style-name="P3">Creating smooth solid <text:span text:style-name="T7">objects</text:span> proves to be complex when defining each vertex <text:span text:style-name="T3">separately for 3 dimensional shapes containing curves.</text:span></text:p>
      <text:p text:style-name="P3"/>
      <text:h text:style-name="P20" text:outline-level="3">Introduction</text:h>
      <text:p text:style-name="P4">We need <text:span text:style-name="T8">to solve this problem by finding a </text:span>way of creating <text:span text:style-name="T8">smooth curved </text:span>solids that <text:span text:style-name="T8">are</text:span> both intuitive and effective <text:span text:style-name="T8">to design.</text:span></text:p>
      <text:p text:style-name="P4"/>
      <text:p text:style-name="P8">The approach approach we will use for this experiment is to find a fully flexible function for creating any continuous curve in two dimensional space. Once this function is defined, we will sweep this function around the Y axis in a circular motion to generate our three dimensional object.</text:p>
      <text:p text:style-name="P3"/>
      <text:h text:style-name="P18" text:outline-level="3">B-Spline</text:h>
      <text:p text:style-name="P3">A B-Spline can be constructed using control points which are explicitly plotted. The resulting curve is <text:span text:style-name="T3">continuous</text:span> as well as intuitive to design. <text:span text:style-name="T1">The function Q(u) is calculated using a matrix containing the mathematical definition of a B-Spline, and determining the influence of each control point. Control points are repeated in the same location three times to define both a starting and end point.</text:span></text:p>
      <text:p text:style-name="P3"/>
      <text:p text:style-name="P5">Construction of the B-Spline <text:span text:style-name="T9">proved to be</text:span> both easy to define and intuitive to use in order to generate the desired shape. The curve was drawn using GL_LINE_STRIP <text:span text:style-name="T8">rasterizing function, by generating sampled points along the Q(u) function </text:span></text:p>
      <text:p text:style-name="P3"/>
      <text:h text:style-name="P18" text:outline-level="3">B-Spline sampling</text:h>
      <text:p text:style-name="P10">Vertex's can be <text:span text:style-name="T9">constructed</text:span> from a B-Spline by sampling the B-Spline function Q(u) in specific intervals of u where | u e [0 , 1]. <text:span text:style-name="T1">Once generated these points are then stored in memory for the desired 3D model. The size of intervals for u, directly determines the magnitude of accuracy in the resulting curve. 10 intervals (IE u = u + 0.1) per line segment, proved to be effective in generating a smooth curve as well as not becoming too computationally costly.</text:span></text:p>
      <text:p text:style-name="P10"/>
      <text:p text:style-name="P11"><text:soft-page-break/>In order to achieve an effective 3D model, the normals of the B-Spline also need<text:span text:style-name="T9">ed</text:span> to be calculated so that effective shading can be applied to the resulting model. Each normal was first created during the 2D sampling process by taking the cross product of (R x T) where R is the normalized vector between each sampled point, and the previous point up until point m – 1. <text:span text:style-name="T9">(</text:span>where m is the number of points<text:span text:style-name="T9">).</text:span> T is the forward <text:span text:style-name="T9">facing unit</text:span> vector (IE {0.0,0.0,-1.0}). According to the definition of cross products, this gives us the normal vector on each point of the 2D B-Spline line. <text:span text:style-name="T9">These are also then stored during the sampling process.</text:span></text:p>
      <text:p text:style-name="P11"/>
      <text:h text:style-name="P17" text:outline-level="3"/>
      <text:h text:style-name="P17" text:outline-level="3">Model construction</text:h>
      <text:p text:style-name="P11"/>
      <text:p text:style-name="P11">Once the B-Spline is drawn and sampled, we could then begin to construct the 3D model <text:span text:style-name="T9">by definition</text:span>. For this experiment, we attempt to sweep the 2D B-Spline along a circle with radius r where r is the difference most right hand side of the B-Spline and the center.</text:p>
      <text:p text:style-name="P12"/>
      <text:p text:style-name="P13">First we define and store each vertex and normal of the model by looping in interval t where t is the angle (0, 360]. </text:p>
      <text:p text:style-name="P13"><text:span text:style-name="T10">The use of</text:span> 100 intervals of t <text:span text:style-name="T10">proved to be</text:span> <text:span text:style-name="T10">cost effective yet large enough to produce smooth objects</text:span>. For every interval t the <text:span text:style-name="T3">vertices's</text:span> and normals are multiplied through a rotational matrix defined by:</text:p>
      <text:p text:style-name="P1"><draw:frame draw:style-name="fr1" draw:name="graphics1" text:anchor-type="as-char" svg:width="4.471cm" svg:height="1.27cm" draw:z-index="0"><draw:image xlink:href="http://upload.wikimedia.org/math/f/a/5/fa5b9b509d344208c6c5a72191b9e3ce.png" xlink:type="simple" xlink:show="embed" xlink:actuate="onLoad"/></draw:frame></text:p>
      <text:p text:style-name="P6">where theta = t</text:p>
      <text:p text:style-name="P6"/>
      <text:p text:style-name="P6">Once each vertex and normal is plotted, we then create an <text:span text:style-name="T10">indices's</text:span> array containing the definition of <text:span text:style-name="T10">each </text:span>triangle for the model. Each quadrant has two triangles. The first triangle is defined by (j,j+1,k*j). Where j is the current index of the <text:span text:style-name="T10">vertices's</text:span> in the current B-Spline, <text:span text:style-name="T10">a</text:span>nd k is the index of the current B-Spline on interval t. </text:p>
      <text:p text:style-name="P6"/>
      <text:p text:style-name="P6">The second <text:span text:style-name="T3">triangle</text:span> is defined by (j+1,k*j,(k + 1)*j)</text:p>
      <text:p text:style-name="P6"/>
      <text:p text:style-name="P6">These loops create the desired mesh with smooth curves. Each vertex and normal is multiplied by a perspective matrix to obtain a <text:span text:style-name="T10">more realistic output.</text:span></text:p>
      <text:h text:style-name="P19" text:outline-level="3"><text:soft-page-break/>Conclusion</text:h>
      <text:p text:style-name="P15"/>
      <text:p text:style-name="P6">This method of creating smooth methods <text:span text:style-name="T3">proved</text:span> to be very effective and easy to use. The model can easily be reshaped and retains its accuracy. The entire model is defined by the user from <text:span text:style-name="T10">the</text:span> control points which <text:span text:style-name="T10">reduces complexity during its creation.</text:span></text:p>
      <text:p text:style-name="P6"/>
      <text:p text:style-name="P9">The output of the model shows that sweeping the B-Spline through another function is an effective method for creating a curved object. The object did not require any explicit definitions other than the eight listed control points.</text:p>
      <text:p text:style-name="P6"/>
      <text:p text:style-name="P7">Smooth diffuse shading from the generated normals proves to be very effective. <text:span text:style-name="T10">The results of the experiment shows that the generated normals allowed for smooth surfaces in three dimensional space. </text:span></text:p>
      <text:p text:style-name="P6"/>
      <text:p text:style-name="P6"><text:span text:style-name="T6">Th</text:span>is method is <text:span text:style-name="T6">however</text:span> limited to the const<text:span text:style-name="T2">r</text:span>aint that the B-Spline is <text:span text:style-name="T3">swept</text:span> <text:span text:style-name="T4">i</text:span>n a <text:span text:style-name="T4">circular shape</text:span>. Although <text:span text:style-name="T5">the radius</text:span> can be altered, <text:span text:style-name="T5">t</text:span>his does <text:span text:style-name="T5">not</text:span> allow us to create complex shapes that are not circular <text:span text:style-name="T5">around the Y axis (assuming the B-Spline profile is on the XY plane).</text:span></text:p>
      <text:p text:style-name="P6"/>
      <text:p text:style-name="P9">Our problem statement above is solved by creating a simple way of defining a smooth three dimensional object without explicitly defining each vert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0T16:07:05.431168151</meta:creation-date>
    <meta:editing-duration>PT3H17M16S</meta:editing-duration>
    <meta:editing-cycles>16</meta:editing-cycles>
    <meta:generator>LibreOffice/4.1.3.2$Linux_X86_64 LibreOffice_project/410m0$Build-2</meta:generator>
    <meta:initial-creator>Mitch </meta:initial-creator>
    <dc:date>2014-02-27T18:16:03.044750063</dc:date>
    <dc:creator>Mitch </dc:creator>
    <meta:document-statistic meta:table-count="0" meta:image-count="1" meta:object-count="0" meta:page-count="3" meta:paragraph-count="27" meta:word-count="788" meta:character-count="4635" meta:non-whitespace-character-count="3868"/>
  </office:meta>
</office:document-meta>
</file>